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style:font-name="Times New Roman" fo:font-size="12pt" style:font-size-asian="12pt" style:font-size-complex="12pt"/>
    </style:style>
    <style:style style:name="T1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style:use-window-font-color="true" style:font-name-asian="Consolas" style:font-name-complex="Consolas"/>
    </style:style>
    <style:style style:name="T4" style:family="text">
      <style:text-properties style:use-window-font-color="true" style:font-name="Times New Roman" fo:font-size="12pt" style:font-name-asian="Consolas" style:font-size-asian="12pt" style:font-name-complex="Consolas" style:font-size-complex="12pt"/>
    </style:style>
    <style:style style:name="T5" style:family="text">
      <style:text-properties style:use-window-font-color="true" style:font-name="Times New Roman" fo:font-size="12pt" fo:font-style="italic" style:font-name-asian="Consolas" style:font-size-asian="12pt" style:font-style-asian="italic" style:font-name-complex="Consolas" style:font-size-complex="12pt" style:font-style-complex="italic"/>
    </style:style>
    <style:style style:name="T6" style:family="text">
      <style:text-properties style:use-window-font-color="true" style:font-name="Times New Roman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C418</text:p>
      <text:p text:style-name="P1">Fall 2012</text:p>
      <text:p text:style-name="P2">Shahrin Khan</text:p>
      <text:p text:style-name="P2">996668271</text:p>
      <text:p text:style-name="P2">g9sk</text:p>
      <text:p text:style-name="P2"/>
      <text:p text:style-name="P1">Assignment 3 – Extended Ray Tracer Report</text:p>
      <text:p text:style-name="P1"/>
      <text:p text:style-name="P2"><text:tab/>I have implemented the following features for the extended ray tracer:</text:p>
      <text:list xml:id="list7718858795071042552" text:style-name="L1">
        <text:list-item>
          <text:p text:style-name="P3">Handling a non-trivial compound object (cylinder)</text:p>
          <text:list>
            <text:list-item>
              <text:p text:style-name="P5"><text:span text:style-name="T7">See the code in scene_object.cpp: </text:span><text:span text:style-name="T1">bool</text:span><text:span text:style-name="T2"> UnitCylinder::intersect</text:span></text:p>
            </text:list-item>
          </text:list>
        </text:list-item>
        <text:list-item>
          <text:p text:style-name="P3">Anti-aliasing using super sampling</text:p>
          <text:list>
            <text:list-item>
              <text:p text:style-name="P5"><text:span text:style-name="T7">See code in raytracer.cpp, changes have been made to </text:span></text:p>
              <text:list>
                <text:list-item>
                  <text:p text:style-name="P5"><text:span text:style-name="T1">void</text:span><text:span text:style-name="T2"> Raytracer::initPixelBuffer</text:span></text:p>
                </text:list-item>
                <text:list-item>
                  <text:p text:style-name="P5"><text:span text:style-name="T1">void</text:span><text:span text:style-name="T2"> Raytracer::flushPixelBuffer</text:span></text:p>
                </text:list-item>
                <text:list-item>
                  <text:p text:style-name="P5"><text:span text:style-name="T1">int</text:span><text:span text:style-name="T2"> *Raytracer::getAverageInSquareAround (new method)</text:span></text:p>
                </text:list-item>
                <text:list-item>
                  <text:p text:style-name="P5"><text:span text:style-name="T1">void</text:span><text:span text:style-name="T2"> Raytracer::render</text:span></text:p>
                </text:list-item>
                <text:list-item>
                  <text:p text:style-name="P6"><text:span text:style-name="T3">and a few other areas for initialization, deconstruction, constants etc.</text:span></text:p>
                </text:list-item>
              </text:list>
            </text:list-item>
          </text:list>
        </text:list-item>
        <text:list-item>
          <text:p text:style-name="P6"><text:span text:style-name="T3">Depth of field, see changes in raytracer.cpp to the method </text:span><text:span text:style-name="T1">void</text:span><text:span text:style-name="T2"> Raytracer::render</text:span></text:p>
        </text:list-item>
        <text:list-item>
          <text:p text:style-name="P5"><text:span text:style-name="T4">Extended light sources for soft shadows, see lightsource.cpp where </text:span><text:span text:style-name="T1">void</text:span><text:span text:style-name="T2"> AreaLight::shade</text:span><text:span text:style-name="T4"> is implemented</text:span></text:p>
          <text:list>
            <text:list-item>
              <text:p text:style-name="P5"><text:span text:style-name="T4">Changes had to be made to </text:span><text:span text:style-name="T1">void</text:span><text:span text:style-name="T2"> PointLight::shade</text:span><text:span text:style-name="T4"> as well to accommodate for shadows</text:span></text:p>
            </text:list-item>
          </text:list>
        </text:list-item>
        <text:list-item>
          <text:p text:style-name="P5"><text:span text:style-name="T4">Refraction</text:span></text:p>
          <text:list>
            <text:list-item>
              <text:p text:style-name="P5"><text:span text:style-name="T4">See changes in raytracer.cpp </text:span><text:span text:style-name="T2">Colour Raytracer::shadeRay</text:span></text:p>
            </text:list-item>
            <text:list-item>
              <text:p text:style-name="P5"><text:span text:style-name="T4">The most “refraction-like” render I could get did not use the algorithm as specified by multiple resources – so I am not entirely sure that what I have done is correct</text:span></text:p>
            </text:list-item>
          </text:list>
        </text:list-item>
      </text:list>
      <text:p text:style-name="Standard"><text:span text:style-name="T6"/></text:p>
      <text:p text:style-name="P2"><text:span text:style-name="T4"><text:tab/>I have included with the code several progress renders:</text:span></text:p>
      <text:list xml:id="list6744156134693119588" text:style-name="L2">
        <text:list-item>
          <text:p text:style-name="P4"><text:span text:style-name="T4">scenesignature_view1, scenesignature_view2, diffuse_ambient_view1, diffuse_ambient_view2, phong_view1, phong_view2 are the 6 renders for the base ray tracer (the scene signature, the scene with only diffuse and ambient lighting, and the full phong shading respectively)</text:span></text:p>
        </text:list-item>
        <text:list-item>
          <text:p text:style-name="P4"><text:span text:style-name="T4">antialias_view1, antialias_view2 are shots with anti-aliasing, reflection, and hard shadows enabled</text:span></text:p>
        </text:list-item>
        <text:list-item>
          <text:p text:style-name="P4"><text:span text:style-name="T4">dof_view1 is a render with DOF enabled with a focal length of 6 and 9 samples per pixel</text:span></text:p>
        </text:list-item>
        <text:list-item>
          <text:p text:style-name="P4"><text:span text:style-name="T4">refr_view1, refr_view2 are renders with refraction &amp; reflection enabled (no shadows, anti-aliasing or depth of field)</text:span></text:p>
        </text:list-item>
        <text:list-item>
          <text:p text:style-name="P4"><text:span text:style-name="T4">softshadows_view1, softshadows_view2 are renders with soft shadows and reflection enabled</text:span></text:p>
        </text:list-item>
        <text:list-item>
          <text:p text:style-name="P4"><text:span text:style-name="T4">reflshadow_view1, reflshadow_view2 are renders with soft shadows, anti-aliasing and reflection enabled</text:span></text:p>
        </text:list-item>
      </text:list>
      <text:p text:style-name="P2"><text:span text:style-name="T4"/></text:p>
      <text:p text:style-name="P2"><text:span text:style-name="T4"/></text:p>
      <text:p text:style-name="Standard"><text:span text:style-name="T4"/></text:p>
      <text:p text:style-name="P1"><text:span text:style-name="T4">External Resources</text:span></text:p>
      <text:p text:style-name="P2"><text:span text:style-name="T4"/></text:p>
      <text:p text:style-name="P1"><text:span text:style-name="T4">Depth of field</text:span></text:p>
      <text:p text:style-name="P2"><text:a xlink:type="simple" xlink:href="http://www.codermind.com/articles/Raytracer-in-C++-Depth-of-field-Fresnel-blobs.html"><text:span text:style-name="T4">http://www.codermind.com/articles/Raytracer-in-C++-Depth-of-field-Fresnel-blobs.html</text:span></text:a></text:p>
      <text:p text:style-name="P2"><text:a xlink:type="simple" xlink:href="http://cg.skeelogy.com/depth-of-field-using-raytracing/"><text:span text:style-name="T4">http://cg.skeelogy.com/depth-of-field-using-raytracing/</text:span></text:a></text:p>
      <text:p text:style-name="P2"><text:soft-page-break/><text:a xlink:type="simple" xlink:href="http://ray-tracer-concept.blogspot.ca/2011/12/depth-of-field.html"><text:span text:style-name="T4">http://ray-tracer-concept.blogspot.ca/2011/12/depth-of-field.html</text:span></text:a></text:p>
      <text:p text:style-name="P2"><text:span text:style-name="T4"/></text:p>
      <text:p text:style-name="P1"><text:span text:style-name="T4">Refraction</text:span></text:p>
      <text:p text:style-name="P2"><text:a xlink:type="simple" xlink:href="http://www.flipcode.com/archives/Raytracing_Topics_Techniques-Part_3_Refractions_and_Beers_Law.shtml"><text:span text:style-name="T4">http://www.flipcode.com/archives/Raytracing_Topics_Techniques-Part_3_Refractions_and_Beers_Law.shtml</text:span></text:a></text:p>
      <text:p text:style-name="P2"><text:span text:style-name="T4"/></text:p>
      <text:p text:style-name="P1"><text:span text:style-name="T4">Other</text:span></text:p>
      <text:p text:style-name="P2"><text:span text:style-name="T5">Fundamentals in Computer Graphics</text:span><text:span text:style-name="T4"> textbook by Peter Shirley &amp; Steve Marschner, as assigned for this cour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5T10:48:25.50</meta:creation-date>
    <dc:date>2012-11-25T11:05:20.79</dc:date>
    <meta:editing-duration>PT16M52S</meta:editing-duration>
    <meta:editing-cycles>8</meta:editing-cycles>
    <meta:generator>OpenOffice.org/3.4$Win32 OpenOffice.org_project/340m1$Build-9590</meta:generator>
    <meta:document-statistic meta:table-count="0" meta:image-count="0" meta:object-count="0" meta:page-count="2" meta:paragraph-count="38" meta:word-count="303" meta:character-count="2356"/>
  </office:meta>
</office:document-meta>
</file>